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1996" officeooo:paragraph-rsid="00051996"/>
    </style:style>
    <style:style style:name="T1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cion GitHub pages: <text:s text:c="13"/><text:span text:style-name="T1"><text:s text:c="2"/>https://man80vil.github.io/Exercicio_45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0T11:09:41.163000000</meta:creation-date>
    <dc:date>2024-02-20T11:13:58.185000000</dc:date>
    <meta:editing-duration>PT4M18S</meta:editing-duration>
    <meta:editing-cycles>1</meta:editing-cycles>
    <meta:document-statistic meta:table-count="0" meta:image-count="0" meta:object-count="0" meta:page-count="1" meta:paragraph-count="1" meta:word-count="4" meta:character-count="79" meta:non-whitespace-character-count="61"/>
    <meta:generator>LibreOffice/5.2.7.2$Windows_X86_64 LibreOffice_project/2b7f1e640c46ceb28adf43ee075a6e8b8439ed10</meta:generator>
  </office:meta>
</office:document-meta>
</file>